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89cm"/>
    </style:style>
    <style:style style:name="co2" style:family="table-column">
      <style:table-column-properties fo:break-before="auto" style:column-width="11.564cm"/>
    </style:style>
    <style:style style:name="co3" style:family="table-column">
      <style:table-column-properties fo:break-before="auto" style:column-width="54.44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Descrição</text:p>
          </table:table-cell>
          <table:table-cell table:number-columns-repeated="16381"/>
        </table:table-row>
        <table:table-row table:style-name="ro1">
          <table:table-cell table:number-columns-repeated="2" office:value-type="string" calcext:value-type="string">
            <text:p>Adaga</text:p>
          </table:table-cell>
          <table:table-cell office:value-type="string" calcext:value-type="string">
            <text:p>Arma de curto alcance, porém, quando usada por |mãos hábeis, pode causar grande dano.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spada</text:p>
          </table:table-cell>
          <table:table-cell office:value-type="string" calcext:value-type="string">
            <text:p>Falcata de Ferro Antiga</text:p>
          </table:table-cell>
          <table:table-cell office:value-type="string" calcext:value-type="string">
            <text:p>Uma antiga espada de ferro, tão desgastada que |quase não se vê fio. Há algo gravado nela, mas |não é possível ler.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Falcata de Ferro</text:p>
          </table:table-cell>
          <table:table-cell office:value-type="string" calcext:value-type="string">
            <text:p>Espada feita de ferro fundido, possui um bom fio|e uma resistência mediana. Geralmente é usada |por bandidos e exploradores.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laymore de Aço</text:p>
          </table:table-cell>
          <table:table-cell office:value-type="string" calcext:value-type="string">
            <text:p>Espada feita puramente de aço, possui um ótimo |fio e uma grande resistência. Quase sempre usada|pelo exército real.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Radiante</text:p>
          </table:table-cell>
          <table:table-cell office:value-type="string" calcext:value-type="string">
            <text:p>Uma rara espada feita de um material misterioso,|era usada por clérigos para combater os |mortos-vivos e hereges.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spada Curva</text:p>
          </table:table-cell>
          <table:table-cell office:value-type="string" calcext:value-type="string">
            <text:p>Serpentina dos Homens Serpentes</text:p>
          </table:table-cell>
          <table:table-cell office:value-type="string" calcext:value-type="string">
            <text:p>Espada curva usada por estranhas criaturas |encontradas em cavernas. Relatos dizem que a |aparência desses seres é descrita como metade |homem, metade serpente.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imitarra</text:p>
          </table:table-cell>
          <table:table-cell office:value-type="string" calcext:value-type="string">
            <text:p>Espada curva usada por habilidosos espadachins |que habitam os desertos do sul.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Eclipse</text:p>
          </table:table-cell>
          <table:table-cell office:value-type="string" calcext:value-type="string">
            <text:p>Uma espada mística de aparência única, com |letras gravadas nela que aparentam ser de uma |língua muito antiga.|“Lunae Lumen”.</text:p>
          </table:table-cell>
          <table:table-cell table:number-columns-repeated="16381"/>
        </table:table-row>
        <table:table-row table:style-name="ro1">
          <table:table-cell table:number-columns-repeated="2" office:value-type="string" calcext:value-type="string">
            <text:p>Machado</text:p>
          </table:table-cell>
          <table:table-cell office:value-type="string" calcext:value-type="string">
            <text:p>Usado por camponeses que habitavam a |região.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Devastador</text:p>
          </table:table-cell>
          <table:table-cell office:value-type="string" calcext:value-type="string">
            <text:p>Machado usado em batalhas, comumente portado por|guerreiros do norte. Com a técnica certa, é |possível cortar um homem adulto em dois.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ortador de Queixos</text:p>
          </table:table-cell>
          <table:table-cell office:value-type="string" calcext:value-type="string">
            <text:p>Um estranho machado usado exclusivamente para |matar. Por alguma razão, o alvo de seus golpes |sempre é o queixo.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mum</text:p>
          </table:table-cell>
          <table:table-cell office:value-type="string" calcext:value-type="string">
            <text:p>Roupas Esfarrapadas</text:p>
          </table:table-cell>
          <table:table-cell office:value-type="string" calcext:value-type="string">
            <text:p>Roupas muito velhas que não proporcionam quase |nenhuma defesa. Há alguns buracos e pequenas |manchas de sangue.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madura Leve</text:p>
          </table:table-cell>
          <table:table-cell office:value-type="string" calcext:value-type="string">
            <text:p>Couraça de Couro</text:p>
          </table:table-cell>
          <table:table-cell office:value-type="string" calcext:value-type="string">
            <text:p>A proteção mais básica que você vai encontrar |por aqui. Quase sempre usada por ladrões e |soldados de baixa categoria.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Jaquetão de Explorador</text:p>
          </table:table-cell>
          <table:table-cell office:value-type="string" calcext:value-type="string">
            <text:p>Concede proteção suficiente para aqueles que |desejam explorar o mundo.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madura Pesada</text:p>
          </table:table-cell>
          <table:table-cell office:value-type="string" calcext:value-type="string">
            <text:p>Cota de Malha de Ferro</text:p>
          </table:table-cell>
          <table:table-cell office:value-type="string" calcext:value-type="string">
            <text:p>Usada por bandidos e soldados do exército real, |oferece uma boa proteção nos combates.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Armadura de Placas</text:p>
          </table:table-cell>
          <table:table-cell office:value-type="string" calcext:value-type="string">
            <text:p>Usada apenas por membros da elite do exército |real, oferece uma grande proteção nos combates.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special</text:p>
          </table:table-cell>
          <table:table-cell office:value-type="string" calcext:value-type="string">
            <text:p>Manto Negro</text:p>
          </table:table-cell>
          <table:table-cell office:value-type="string" calcext:value-type="string">
            <text:p>Armadura usada por membros da antiga seita que |trabalhava a mando do Rei Dorian. Exala um odor |forte de sangue... humano?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Chave Enferrujada</text:p>
          </table:table-cell>
          <table:table-cell office:value-type="string" calcext:value-type="string">
            <text:p>Uma chave bem deteriorada, talvez abra as portas|deste maldito lugar.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have das Ruínas</text:p>
          </table:table-cell>
          <table:table-cell office:value-type="string" calcext:value-type="string">
            <text:p>Chave antiga e de aspecto rústico que abre a |porta para a antiga ruína cujo nome já foi |esquecido há muito tempo.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have do Selo</text:p>
          </table:table-cell>
          <table:table-cell office:value-type="string" calcext:value-type="string">
            <text:p>Possui formato arredondado e inscrições |retratando datas muito antigas. Há um nome |escrito na parte de trás.|“Jasmine”.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Grande Chave Antiga</text:p>
          </table:table-cell>
          <table:table-cell office:value-type="string" calcext:value-type="string">
            <text:p>Chave feita de ferro fundido, bastante pesada e |com alguns detalhes semelhantes a escamas.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have do Confinamento</text:p>
          </table:table-cell>
          <table:table-cell office:value-type="string" calcext:value-type="string">
            <text:p>Chave simples em aparência, mas complexa em |proteção. Abre as portas para a área solitária.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have de Baú</text:p>
          </table:table-cell>
          <table:table-cell office:value-type="string" calcext:value-type="string">
            <text:p>Usada para trancar ou destrancar baús.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oções</text:p>
          </table:table-cell>
          <table:table-cell office:value-type="string" calcext:value-type="string">
            <text:p>Poção de Calêndula Pequena</text:p>
          </table:table-cell>
          <table:table-cell office:value-type="string" calcext:value-type="string">
            <text:p>Feita de flores colhidas nos campos no início do|verão. Ao ingerir, causa uma sensação agradável |e recupera um pouco de sua vitalidade.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Poção de Calêndula Média</text:p>
          </table:table-cell>
          <table:table-cell office:value-type="string" calcext:value-type="string">
            <text:p>Feita de flores colhidas nos campos no início do|verão. Ao ingerir, causa uma sensação moderada |e recupera razoavelmente sua vitalidade.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Poção de Calêndula Grande</text:p>
          </table:table-cell>
          <table:table-cell office:value-type="string" calcext:value-type="string">
            <text:p>Feita de flores colhidas nos campos no início do|verão. Ao ingerir, causa uma sensação muito |agradável e recupera significativamente sua |vitalidade.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Poção de Ephedra Pequena</text:p>
          </table:table-cell>
          <table:table-cell office:value-type="string" calcext:value-type="string">
            <text:p>Feita de flores colhidas nas montanhas no meio |da primavera. Ao ingerir, acelera um pouco os |batimentos cardíacos e recupera um pouco seu |vigor.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Poção de Ephedra Média</text:p>
          </table:table-cell>
          <table:table-cell office:value-type="string" calcext:value-type="string">
            <text:p>Feita de flores colhidas nas montanhas no meio |da primavera. Ao ingerir, acelera |consideravelmente os batimentos cardíacos e |recupera razoavelmente seu vigor.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Poção de Ephedra Grande</text:p>
          </table:table-cell>
          <table:table-cell office:value-type="string" calcext:value-type="string">
            <text:p>Feita de flores colhidas nas montanhas no meio |da primavera. Ao ingerir, acelera bastante os |batimentos cardíacos e recupera |significativamente seu vigor.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midas</text:p>
          </table:table-cell>
          <table:table-cell office:value-type="string" calcext:value-type="string">
            <text:p>Carne de Rato Gigante</text:p>
          </table:table-cell>
          <table:table-cell office:value-type="string" calcext:value-type="string">
            <text:p>Coletada de Ratos Gigantes, pode facilmente |matar se não for preparada corretamente.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arne de Rato Gigante Cozida</text:p>
          </table:table-cell>
          <table:table-cell office:value-type="string" calcext:value-type="string">
            <text:p>Mesmo algo grotesco como isso pode saciar a fome|dos mais desesperados.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Pão Preto</text:p>
          </table:table-cell>
          <table:table-cell office:value-type="string" calcext:value-type="string">
            <text:p>Feito de farinha de trigo, sal, mel e fermento. |É um ótimo acompanhamento para carnes e sopas.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Quarto de Queijo</text:p>
          </table:table-cell>
          <table:table-cell office:value-type="string" calcext:value-type="string">
            <text:p>Uma boa fonte de gordura, feito por fazendeiros |das redondezas.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Maças</text:p>
          </table:table-cell>
          <table:table-cell office:value-type="string" calcext:value-type="string">
            <text:p>Não parecem estar frescas, mas ainda são |comestíveis.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Peixe</text:p>
          </table:table-cell>
          <table:table-cell office:value-type="string" calcext:value-type="string">
            <text:p>Algumas criaturas conseguem viver nesses |lugares, mesmo sendo tão sujos.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Peixe Assado</text:p>
          </table:table-cell>
          <table:table-cell office:value-type="string" calcext:value-type="string">
            <text:p>Essa refeição com certeza vai encher o seu |estômago.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Maça Dourada</text:p>
          </table:table-cell>
          <table:table-cell office:value-type="string" calcext:value-type="string">
            <text:p>Feita com várias tiras finas de ouro... Quem |será o criador disso?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iversos</text:p>
          </table:table-cell>
          <table:table-cell office:value-type="string" calcext:value-type="string">
            <text:p>Colar</text:p>
          </table:table-cell>
          <table:table-cell office:value-type="string" calcext:value-type="string">
            <text:p>Colar feito de prata, possui um pingente em |formato de folha. Alguém perdeu isso há muito |tempo atrás.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olar Dourado</text:p>
          </table:table-cell>
          <table:table-cell office:value-type="string" calcext:value-type="string">
            <text:p>Colar feito de ouro, possui um pingente em |formato de lua. Provavelmente foi usado por uma |rainha.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Pintura Antiga</text:p>
          </table:table-cell>
          <table:table-cell office:value-type="string" calcext:value-type="string">
            <text:p>Antiga pintura retratando o rosto do Major |Edward, o administrador das catacumbas.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Livro de Histórias Infantis</text:p>
          </table:table-cell>
          <table:table-cell office:value-type="string" calcext:value-type="string">
            <text:p>Pequeno livro azul, a capa, mesmo deteriorada, |mostra duas crianças brincando com seu cachorro.|O título é ilegível.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Antiga Escama de Dragão</text:p>
          </table:table-cell>
          <table:table-cell office:value-type="string" calcext:value-type="string">
            <text:p>Pedaço de escama de um dragão negro. Esta pode |ser a primeira ou a última vez que você |encontrará isso.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Raízes Secas</text:p>
          </table:table-cell>
          <table:table-cell office:value-type="string" calcext:value-type="string">
            <text:p>Raízes secas de uma margarida.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Pedra Estranha</text:p>
          </table:table-cell>
          <table:table-cell office:value-type="string" calcext:value-type="string">
            <text:p>Pedra de coloração preta, quando reflete a luz, |revela pequenos pontos brancos semelhantes a |estrelas.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Anel</text:p>
          </table:table-cell>
          <table:table-cell office:value-type="string" calcext:value-type="string">
            <text:p>Anel de ouro já opaco pelo tempo. Há uma data |gravada nele... Seria o dia de um casamento?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Gazua</text:p>
          </table:table-cell>
          <table:table-cell office:value-type="string" calcext:value-type="string">
            <text:p>Conjunto enferrujado de gazuas, uma delas ainda |é utilizável. Pode ser usada para abrir algo.</text:p>
          </table:table-cell>
          <table:table-cell table:number-columns-repeated="16381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 style:data-style-name="N2" text:time-value="14:57:22.97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1T17:56:43.608000000</meta:creation-date>
    <dc:date>2024-03-17T14:13:51.805000000</dc:date>
    <meta:editing-duration>PT8H22M16S</meta:editing-duration>
    <meta:editing-cycles>27</meta:editing-cycles>
    <meta:generator>LibreOffice/7.6.2.1$Windows_X86_64 LibreOffice_project/56f7684011345957bbf33a7ee678afaf4d2ba333</meta:generator>
    <meta:document-statistic meta:table-count="1" meta:cell-count="107" meta:object-count="0"/>
  </office:meta>
</office:document-meta>
</file>